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6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ubtitle">
      <style:paragraph-properties fo:text-align="center" style:justify-single-word="false"/>
    </style:style>
    <style:style style:name="P13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style="italic" style:font-size-asian="16pt" style:font-style-asian="italic" style:font-size-complex="16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style="italic" style:font-size-asian="11pt" style:font-style-asian="italic" style:font-size-complex="11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3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4" style:family="paragraph" style:parent-style-name="Standard">
      <style:paragraph-properties fo:margin-left="0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5" style:family="paragraph" style:parent-style-name="Standard">
      <style:paragraph-properties loext:contextual-spacing="false" fo:margin-left="0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7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8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/>
    </style:style>
    <style:style style:name="T9" style:family="text">
      <style:text-properties fo:font-variant="normal" fo:text-transform="none" fo:color="#000000" style:text-line-through-styl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/>
    </style:style>
    <style:style style:name="T10" style:family="text">
      <style:text-properties fo:font-variant="normal" fo:text-transform="none" fo:color="#000000" style:text-line-through-styl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/>
    </style:style>
    <style:style style:name="T11" style:family="text">
      <style:text-properties fo:font-variant="normal" fo:text-transform="none" fo:color="#000000" style:text-line-through-style="none" style:text-position="0% 100%" style:font-name="Arial" fo:font-size="11pt" fo:font-style="italic" style:text-underline-style="none" style:font-name-asian="Arial1" style:font-size-asian="11pt" style:font-style-asian="italic" style:font-name-complex="Arial1" style:font-size-complex="11pt"/>
    </style:style>
    <style:style style:name="T12" style:family="text">
      <style:text-properties fo:font-variant="normal" fo:text-transform="none" fo:color="#000000" style:text-line-through-styl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3" style:family="text">
      <style:text-properties fo:font-variant="normal" fo:text-transform="none" fo:color="#000000" style:text-line-through-style="none" style:text-position="0% 100%" style:font-name="Arial" fo:font-size="16pt" fo:font-style="italic" style:text-underline-style="none" fo:font-weight="bold" style:font-name-asian="Arial1" style:font-size-asian="16pt" style:font-style-asian="italic" style:font-weight-asian="bold" style:font-name-complex="Arial1" style:font-size-complex="16pt"/>
    </style:style>
    <style:style style:name="T14" style:family="text">
      <style:text-properties fo:font-style="italic" style:font-style-asian="italic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fo:font-style="italic" style:font-size-asian="11pt" style:font-style-asian="italic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cwuvn3ny1gac"/>Rapport<text:span text:style-name="T1"> d’optimisation</text:span></text:p>
      <text:p text:style-name="P1"/>
      <text:p text:style-name="P12"><text:bookmark text:name="_x2q7u333p8ft"/>NOM_DU_CLIENT</text:p>
      <text:p text:style-name="P2"/>
      <text:p text:style-name="P4"/>
      <text:p text:style-name="P5"><text:a xlink:type="simple" xlink:href="#_n8jvrnml41oj" text:style-name="Index_20_Link" text:visited-style-name="Index_20_Link"><text:span text:style-name="T4">I - Comparatif avant et après optimisation</text:span></text:a><text:span text:style-name="T4"><text:tab/></text:span></text:p>
      <text:p text:style-name="P6"><text:a xlink:type="simple" xlink:href="#_75j88ale97cb" text:style-name="Index_20_Link" text:visited-style-name="Index_20_Link"><text:span text:style-name="T4">II - Détails des optimisations effectuées</text:span></text:a></text:p>
      <text:p text:style-name="P6"><text:span text:style-name="T4"><text:tab/></text:span></text:p>
      <text:p text:style-name="P24"><text:a xlink:type="simple" xlink:href="#_uxfyskso5n4s" text:style-name="Index_20_Link" text:visited-style-name="Index_20_Link"><text:span text:style-name="T6">1 - Les images</text:span></text:a></text:p>
      <text:p text:style-name="P24"><text:span text:style-name="T16">2- Utilisation de balises sémantiques adaptés</text:span></text:p>
      <text:p text:style-name="P19">3- Utilisations des titres adaptes (h1,h2 …)</text:p>
      <text:p text:style-name="P19">4- head (localisation, title, description)</text:p>
      <text:p text:style-name="P25"><text:span text:style-name="T6">6- Minification du css et du js<text:tab/></text:span></text:p>
      <text:p text:style-name="P6"><text:a xlink:type="simple" xlink:href="#_r7gkf09frlj5" text:style-name="Index_20_Link" text:visited-style-name="Index_20_Link"><text:span text:style-name="T4">III - Accessibilité du site</text:span></text:a></text:p>
      <text:p text:style-name="P6"><text:span text:style-name="T4"/></text:p>
      <text:p text:style-name="P20">1- Renseignement des attributs alt sur les images</text:p>
      <text:p text:style-name="P19">2- Libellé des formulaire</text:p>
      <text:p text:style-name="P19">3- aria sur les liens</text:p>
      <text:p text:style-name="P4"><text:span text:style-name="T17">4- Contraste pour l'accessibilité</text:span></text:p>
      <text:p text:style-name="P21"><text:span text:style-name="T11">5- Navigation au clavier/lecteur d’écran : ordonner la navigation</text:span><text:span text:style-name="T8"><text:tab/></text:span></text:p>
      <text:p text:style-name="P6"><text:a xlink:type="simple" xlink:href="#_s89pup9bbtic" text:style-name="Index_20_Link" text:visited-style-name="Index_20_Link"><text:span text:style-name="T4">IV - Détails de réalisation additionnelles à la demande du client</text:span></text:a><text:span text:style-name="T4"><text:tab/></text:span></text:p>
      <text:p text:style-name="P8"><text:a xlink:type="simple" xlink:href="#_gt5hgt2h0fn6" text:style-name="Index_20_Link" text:visited-style-name="Index_20_Link">1 - …</text:a><text:tab/></text:p>
      <text:p text:style-name="P6"><text:a xlink:type="simple" xlink:href="#_w04kirgfeg7j" text:style-name="Index_20_Link" text:visited-style-name="Index_20_Link"><text:span text:style-name="T4">Annexe</text:span></text:a><text:span text:style-name="T4"><text:tab/></text:span></text:p>
      <text:p text:style-name="P9"><text:a xlink:type="simple" xlink:href="#_3m019n8dyixe" text:style-name="Index_20_Link" text:visited-style-name="Index_20_Link"><text:span text:style-name="T6">Rapport complet de l’audit Lighthouse</text:span></text:a><text:span text:style-name="T6"><text:tab/></text:span>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bookmark text:name="_n8jvrnml41oj"/>I - Comparatif avant et après optimisation</text:p>
      <text:p text:style-name="P1"/>
      <text:p text:style-name="P1">Score Lighthouse avant optimisation : </text:p>
      <text:p text:style-name="P1"/>
      <text:p text:style-name="P4">[<text:span text:style-name="T14">Insérer ici une capture des scores Lighthouse avant optimisation</text:span><text:span text:style-name="T2">]</text:span></text:p>
      <text:p text:style-name="P1"/>
      <text:p text:style-name="P1">Score Lighthouse après optimisation :</text:p>
      <text:p text:style-name="P1"/>
      <text:p text:style-name="Standard">[<text:span text:style-name="T14">Insérer ici une capture des scores Lighthouse après optimisation</text:span>]</text:p>
      <text:p text:style-name="P1"/>
      <text:p text:style-name="P1"/>
      <text:p text:style-name="P1"/>
      <text:p text:style-name="P13"><text:bookmark text:name="_75j88ale97cb"/>II - Détails des optimisations effectuées</text:p>
      <text:p text:style-name="P10"><text:bookmark text:name="_uxfyskso5n4s"/><text:span text:style-name="T1">1- Les </text:span>i<text:span text:style-name="T1">mages</text:span></text:p>
      <text:p text:style-name="P4"><text:span text:style-name="T2">Le projet comporte originalement </text:span><text:span text:style-name="T3">14</text:span><text:span text:style-name="T2"> images pour un poids total de </text:span><text:span text:style-name="T3">29.4 </text:span><text:span text:style-name="T2">MB. Nous avons effectué les modifications suivantes aux images :</text:span></text:p>
      <text:list xml:id="list1408192153720729411" text:style-name="WWNum1">
        <text:list-item>
          <text:p text:style-name="P26">baisse de la résolution</text:p>
        </text:list-item>
        <text:list-item>
          <text:p text:style-name="P26">augmentation de la compression </text:p>
        </text:list-item>
        <text:list-item>
          <text:p text:style-name="P26">changement de format (webp)</text:p>
        </text:list-item>
      </text:list>
      <text:p text:style-name="P4"><text:span text:style-name="T2">Après les modifications, le poids total des images est de </text:span><text:span text:style-name="T3">XX</text:span><text:span text:style-name="T2">MB soit un gain de </text:span><text:span text:style-name="T3">XX</text:span>%.</text:p>
      <text:p text:style-name="P1"/>
      <text:p text:style-name="P29"><text:bookmark text:name="_xkbpxkl6umhk"/>2- Utilisation de balises sémantiques adaptés</text:p>
      <text:p text:style-name="P17">3- Utilisations des titres adaptes (h1,h2 …)</text:p>
      <text:p text:style-name="P17">4- head (localisation, title, description)</text:p>
      <text:p text:style-name="P4"><text:span text:style-name="T15">6- Minification du css et du js</text:span></text:p>
      <text:p text:style-name="Heading_20_1"><text:bookmark text:name="_r7gkf09frlj5"/><text:soft-page-break/>III - Accessibilité du site</text:p>
      <text:p text:style-name="P14">[Insérer une capture de la page du site avec l’extension Wave]</text:p>
      <text:p text:style-name="Standard"/>
      <text:p text:style-name="P18">1- Renseignement des attributs alt sur les images</text:p>
      <text:p text:style-name="P17">2- Libellé des formulaire</text:p>
      <text:p text:style-name="P17">3- aria sur les liens</text:p>
      <text:p text:style-name="P18">4- Contraste pour l'accessibilité</text:p>
      <text:p text:style-name="P18">5- Navigation au clavier/lecteur d’écran : ordonner la navigation</text:p>
      <text:p text:style-name="P11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11-21T15:40:29.11</dc:date>
    <meta:editing-duration>P1DT5H51M59S</meta:editing-duration>
    <meta:editing-cycles>3</meta:editing-cycles>
    <meta:document-statistic meta:table-count="0" meta:image-count="0" meta:object-count="0" meta:page-count="3" meta:paragraph-count="48" meta:word-count="289" meta:character-count="1798"/>
  </office:meta>
</office:document-meta>
</file>